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9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0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1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12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3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4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5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.4717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7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8" style:family="paragraph" style:parent-style-name="Preformatted_20_Text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19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3" style:family="paragraph" style:parent-style-name="Standard">
      <style:paragraph-properties fo:margin-left="0.4717in" fo:margin-right="0in" fo:text-align="start" style:justify-single-word="false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T1" style:family="text">
      <style:text-properties fo:language="en" fo:country="US" style:font-name-asian="Times New Roman1" style:language-asian="en" style:country-asian="US" style:font-name-complex="Times New Roman1" style:language-complex="en" style:country-complex="US"/>
    </style:style>
    <style:style style:name="T2" style:family="text">
      <style:text-properties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T3" style:family="text">
      <style:text-properties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greSQL felhasználói függvények</text:p>
      <text:p text:style-name="P1"/>
      <text:p text:style-name="P3">1.<text:tab/>FOR … IN SELECT</text:p>
      <text:p text:style-name="P6">Végig megy a találati rekordokon</text:p>
      <text:p text:style-name="P6"/>
      <text:p text:style-name="P11"/>
      <text:p text:style-name="P17">CREATE or REPLACE FUNCTION public.getPointNames(parcel_gid integer) RETURNS text AS $$ </text:p>
      <text:p text:style-name="P17">DECLARE </text:p>
      <text:p text:style-name="P17"><text:tab/>output text:= ''; </text:p>
      <text:p text:style-name="P17"><text:tab/>mviews RECORD; </text:p>
      <text:p text:style-name="P17">BEGIN <text:s/></text:p>
      <text:p text:style-name="P18"><text:span text:style-name="T3"><text:tab/></text:span><text:span text:style-name="T2">FOR</text:span><text:span text:style-name="T3"> mviews </text:span><text:span text:style-name="T2">IN SELECT</text:span><text:span text:style-name="T3"> pa.gid, po.name FROM parcel as pa, point as po, point_parcel as p_p, survey_point su where pa.gid=parcel_gid and po.id=p_p.point --and pa.gid=p_p.parcel and po.id=su.point_id </text:span><text:span text:style-name="T2">LOOP </text:span></text:p>
      <text:p text:style-name="P17"><text:tab/><text:tab/>output := mviews.name || output || ', '; </text:p>
      <text:p text:style-name="P18"><text:span text:style-name="T3"><text:tab/></text:span><text:span text:style-name="T2">END LOOP</text:span><text:span text:style-name="T3">; </text:span></text:p>
      <text:p text:style-name="P17"><text:tab/>RETURN output; </text:p>
      <text:p text:style-name="P17">END; </text:p>
      <text:p text:style-name="P17">$$ language plpgsql;</text:p>
      <text:p text:style-name="P12"/>
      <text:p text:style-name="P7"/>
      <text:p text:style-name="P3">2.<text:tab/>SELECT eredménye egy változóba</text:p>
      <text:p text:style-name="P5"/>
      <text:p text:style-name="P13"/>
      <text:p text:style-name="P13">--Leválogatja a test adatbáziból az 1 id-jű rekordot és annak a col mezőjét beletölti a myvar valtozóba</text:p>
      <text:p text:style-name="P13">SELECT col INTO myvar FROM test WHERE id=1</text:p>
      <text:p text:style-name="P8"/>
      <text:p text:style-name="P4"/>
      <text:p text:style-name="P4"/>
      <text:p text:style-name="P3">3.<text:tab/>Specialis tipusú több rekord visszatérése</text:p>
      <text:p text:style-name="P5"/>
      <text:p text:style-name="P5"/>
      <text:p text:style-name="P13"/>
      <text:p text:style-name="P13">--TIPUS letrehozasa</text:p>
      <text:p text:style-name="P13">create type probareturn as (id integer, start_node integer, end_node integer);</text:p>
      <text:p text:style-name="P13"/>
      <text:p text:style-name="P13">--Fuggveny letrehozasa</text:p>
      <text:p text:style-name="P15"><text:span text:style-name="T1">CREATE OR REPLACE FUNCTION public.sv_getLineGeometryFromFace( edgelist integer[] ) RETURNS </text:span><text:span text:style-name="T2">SETOF</text:span><text:span text:style-name="T1"> probareturn AS $$</text:span></text:p>
      <text:p text:style-name="P8">DECLARE</text:p>
      <text:p text:style-name="P8"><text:tab/>r probareturn%rowtype;</text:p>
      <text:p text:style-name="P8">BEGIN</text:p>
      <text:p text:style-name="P8"><text:tab/>FOR r in <text:s/>SELECT e.id, <text:s/>e.start_node, e.end_node FROM edges AS e WHERE e.id=ANY (edgelist) LOOP</text:p>
      <text:p text:style-name="P8"><text:tab/><text:tab/>return next r;</text:p>
      <text:p text:style-name="P8"><text:tab/>END LOOP;</text:p>
      <text:p text:style-name="P8"><text:tab/>return;</text:p>
      <text:p text:style-name="P8">END;</text:p>
      <text:p text:style-name="P8">$$ language plpgsql;</text:p>
      <text:p text:style-name="P8"/>
      <text:p text:style-name="P9"/>
      <text:p text:style-name="P9">--Fuggveny eredmenyenek megjelenitese</text:p>
      <text:p text:style-name="P9">select v.id, v.start_node, v.end_node from sv_getLineGeometryFromface( array[1,2,3,4] ) as v;</text:p>
      <text:p text:style-name="P9"/>
      <text:p text:style-name="P4"/>
      <text:p text:style-name="P4"/>
      <text:p text:style-name="P3"/>
      <text:list xml:id="list1627051158" text:style-name="L1">
        <text:list-item>
          <text:p text:style-name="P20">Végig egy tömbön</text:p>
        </text:list-item>
      </text:list>
      <text:p text:style-name="P5"/>
      <text:p text:style-name="P13"/>
      <text:p text:style-name="P13">--</text:p>
      <text:p text:style-name="P13">FOREACH actualnode IN ARRAY nodes LOOP</text:p>
      <text:p text:style-name="P13">...</text:p>
      <text:p text:style-name="P13">END LOOP</text:p>
      <text:p text:style-name="P16"/>
      <text:p text:style-name="P3"/>
      <text:p text:style-name="P3"/>
      <text:p text:style-name="P3"/>
      <text:p text:style-name="P3"/>
      <text:p text:style-name="P3"/>
      <text:p text:style-name="P3"/>
      <text:list xml:id="list1115178380" text:continue-numbering="true" text:style-name="L1">
        <text:list-item>
          <text:p text:style-name="P20"><text:soft-page-break/>TABLE vissztérés</text:p>
        </text:list-item>
      </text:list>
      <text:p text:style-name="P5"/>
      <text:p text:style-name="P13"/>
      <text:p text:style-name="P13">--Fuggveny letrehozasa</text:p>
      <text:p text:style-name="P15"><text:span text:style-name="T1">create or replace function public.sv_getLineGeometryFromFace( integer[] ) RETURNS </text:span><text:span text:style-name="T2">TABLE</text:span><text:span text:style-name="T1">(id integer, start_node integer, end_node integer) AS $$</text:span></text:p>
      <text:p text:style-name="P15"><text:span text:style-name="T1"><text:tab/>SELECT e.id, e.start_node, e.end_node FROM edges AS e WHERE e.id=ANY (</text:span><text:span text:style-name="T2">$1</text:span><text:span text:style-name="T1">);</text:span></text:p>
      <text:p text:style-name="P15"><text:span text:style-name="T1">$$ language </text:span><text:span text:style-name="T2">SQL</text:span><text:span text:style-name="T1">;</text:span></text:p>
      <text:p text:style-name="P8"/>
      <text:p text:style-name="P9">--Fuggveny eredmenyenek megjelenitese</text:p>
      <text:p text:style-name="P8">select v.id, v.start_node, v.end_node from sv_getLineGeometryFromface( array[1,2,3,4] ) as v;</text:p>
      <text:p text:style-name="P9"/>
      <text:p text:style-name="P3"/>
      <text:p text:style-name="P3">6.<text:tab/>TRIGGER-művelet végrehajtás</text:p>
      <text:p text:style-name="P5">Először kell készíten egy függvényt aminek a visszatérési típusa TRIGGER. Majd ebből a függvényből triggert kell csinálni, amit hozzárendelek egy művelethez és egy táblához</text:p>
      <text:p text:style-name="P5"/>
      <text:p text:style-name="P13"/>
      <text:p text:style-name="P8">------1 Create a function that return a Trigger ::<text:line-break/>CREATE OR REPLACE FUNCTION <text:span text:style-name="T4">modify_edge_function</text:span>() RETURNS <text:span text:style-name="T4">TRIGGER</text:span> as $$<text:line-break/>BEGIN<text:line-break/><text:tab/>IF (<text:span text:style-name="T4">TG_OP</text:span> = 'UPDATE') THEN<text:line-break/> <text:line-break/><text:tab/><text:tab/>UPDATE <text:span text:style-name="T4">edge_data</text:span> SET the_geom = st_makeline(<text:span text:style-name="T4">NEW</text:span>.the_geom,ST_Endpoint(<text:span text:style-name="T4">geom</text:span>))<text:line-break/><text:tab/><text:tab/>WHERE ST_DWithin(ST_Startpoint(<text:span text:style-name="T4">geom</text:span>),<text:span text:style-name="T4">OLD</text:span>.<text:span text:style-name="T4">geom</text:span>,0.0001);<text:line-break/> <text:line-break/><text:tab/><text:tab/>UPDATE <text:span text:style-name="T4">edge_data</text:span> SET <text:span text:style-name="T4">geom</text:span> = st_makeline(ST_Startpoint(<text:span text:style-name="T4">geom</text:span>),<text:span text:style-name="T4">NEW</text:span>.<text:span text:style-name="T4">geom</text:span>)<text:line-break/><text:tab/><text:tab/>WHERE ST_DWithin(ST_Endpoint(<text:span text:style-name="T4">geom</text:span>),<text:span text:style-name="T4">OLD</text:span>.<text:span text:style-name="T4">geom</text:span>,0.0001);<text:line-break/> <text:line-break/><text:tab/><text:tab/>RETURN <text:span text:style-name="T4">NEW;</text:span><text:line-break/><text:tab/>END IF;<text:line-break/><text:tab/>RETURN NULL;<text:line-break/>END;<text:line-break/><text:line-break/>$$<text:line-break/>language "plpgsql" volatile<text:line-break/><text:line-break/><text:line-break/>----------------------------------------------------2  CREATE TRIGGER<text:line-break/>CREATE <text:span text:style-name="T4">TRIGGER</text:span> modify_edge_trigger<text:line-break/><text:span text:style-name="T4">AFTER UPDATE</text:span> ON <text:span text:style-name="T4">node</text:span><text:line-break/><text:tab/><text:span text:style-name="T4">FOR EACH ROW EXECUTE PROCEDURE modify_edge_function</text:span>();</text:p>
      <text:p text:style-name="P9"/>
      <text:p text:style-name="P9"/>
      <text:p text:style-name="P3"/>
      <text:p text:style-name="P3">7.<text:tab/>TRIGGER-Tömb Foreign key </text:p>
      <text:p text:style-name="P5">A tp_face_2d tartalmaz egy modelist int array mezőt. Tartalma lehet a tp_node_2d tábla nid mezőinek listája. Idegenkulcsként kellene definiálnom a nodelist mezőt. Erre nicns beépített metődus, ezért Triggert kell rá csinálni.</text:p>
      <text:p text:style-name="P5"/>
      <text:p text:style-name="P14"/>
      <text:p text:style-name="P10">create or replace function <text:span text:style-name="T4">check_nodelist_for_face_2d</text:span>() RETURNS<text:span text:style-name="T4"> TRIGGER</text:span> as $BODY$</text:p>
      <text:p text:style-name="P10">DECLARE</text:p>
      <text:p text:style-name="P10"><text:s text:c="2"/>result boolean;</text:p>
      <text:p text:style-name="P10">BEGIN</text:p>
      <text:p text:style-name="P10"><text:s text:c="2"/>IF(TG_OP='UPDATE' OR TG_OP='INSERT' ) THEN</text:p>
      <text:p text:style-name="P10"><text:s text:c="4"/>select count(1)=array_upper(NEW.nodelist,1) INTO result FROM tp_node_2d AS n WHERE ARRAY[n.nid] &lt;@ NEW.nodelist;</text:p>
      <text:p text:style-name="P10"><text:s text:c="4"/>if( NOT result ) THEN</text:p>
      <text:p text:style-name="P10"><text:s text:c="8"/>RAISE EXCEPTION 'Nem vegrehajthato a tp_face_2d INSERT/UPDATE. Rossz a lista: %', NEW.nodelist;</text:p>
      <text:p text:style-name="P10"><text:s text:c="4"/>END IF;</text:p>
      <text:p text:style-name="P10"><text:s text:c="2"/>END IF;</text:p>
      <text:p text:style-name="P10"><text:s text:c="2"/>RETURN NULL;</text:p>
      <text:p text:style-name="P10">END;</text:p>
      <text:p text:style-name="P10">$BODY$</text:p>
      <text:p text:style-name="P10">language "plpgsql" VOLATILE <text:s/>SECURITY DEFINER;<text:line-break/></text:p>
      <text:p text:style-name="P8">CREATE <text:span text:style-name="T4">TRIGGER</text:span> check_nodelist_for_face_2d_trigger<text:line-break/><text:span text:style-name="T4">AFTER INSERT OR UPDATE</text:span> ON <text:span text:style-name="T4">tp_face_2d</text:span><text:line-break/><text:tab/><text:span text:style-name="T4">FOR EACH ROW EXECUTE PROCEDURE check_nodelist_for_face_2d</text:span>();</text:p>
      <text:p text:style-name="P9"/>
      <text:p text:style-name="P3"/>
      <text:p text:style-name="P3">8.<text:tab/>Egy művelet sikerességének vizsgálata</text:p>
      <text:p text:style-name="P5">SELECT esetén a FOUND igaz értékkel tér vissza, ha legalább 1 sor találat volt</text:p>
      <text:p text:style-name="P5">UPDATE, INSERT, DELETE esetén a FOUND igaz értékkel tér vissza, ha legalább 1 sorra végrehajtotta a műveletet.</text:p>
      <text:p text:style-name="P5"/>
      <text:p text:style-name="P14"><text:soft-page-break/></text:p>
      <text:p text:style-name="P10">create or replace function <text:span text:style-name="T4">check_nodelist_for_face_2d</text:span>() RETURNS<text:span text:style-name="T4"> TRIGGER</text:span> as $BODY$</text:p>
      <text:p text:style-name="P10">DECLARE</text:p>
      <text:p text:style-name="P10">BEGIN</text:p>
      <text:p text:style-name="P10"/>
      <text:p text:style-name="P10"><text:tab/>UPDATE …</text:p>
      <text:p text:style-name="P10"><text:tab/>IF NOT <text:span text:style-name="T4">FOUND</text:span> THEN</text:p>
      <text:p text:style-name="P10"/>
      <text:p text:style-name="P10"><text:tab/>END IF</text:p>
      <text:p text:style-name="P10"/>
      <text:p text:style-name="P10">END;</text:p>
      <text:p text:style-name="P10">$BODY$</text:p>
      <text:p text:style-name="P10">language "plpgsql" VOLATILE <text:s/>SECURITY DEFINER;</text:p>
      <text:p text:style-name="P10"/>
      <text:p text:style-name="P3"/>
      <text:p text:style-name="P3">9.<text:tab/>Egy mező gyüjtése egy tömbbe</text:p>
      <text:p text:style-name="P5"/>
      <text:p text:style-name="P14"/>
      <text:p text:style-name="P14">...</text:p>
      <text:p text:style-name="P10">DECLARE</text:p>
      <text:p text:style-name="P10"><text:tab/>polygon_list bigint[]</text:p>
      <text:p text:style-name="P10">...</text:p>
      <text:p text:style-name="P10">BEGIN</text:p>
      <text:p text:style-name="P10">…</text:p>
      <text:p text:style-name="P10"/>
      <text:p text:style-name="P10"><text:tab/>SELECT INTO polygon_list <text:span text:style-name="T4">array_agg(</text:span> f.gid ) FROM tp_face;</text:p>
      <text:p text:style-name="P10"/>
      <text:p text:style-name="P3"/>
      <text:p text:style-name="P3">10.<text:tab/>Üres tömb</text:p>
      <text:p text:style-name="P5"/>
      <text:p text:style-name="P14"/>
      <text:p text:style-name="P14">.a text[] := '{}'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10-28T13:38:23</dc:date>
    <meta:editing-duration>P2DT3H59M36S</meta:editing-duration>
    <meta:editing-cycles>81</meta:editing-cycles>
    <meta:generator>LibreOffice/3.5$Linux_x86 LibreOffice_project/350m1$Build-2</meta:generator>
    <meta:document-statistic meta:table-count="0" meta:image-count="0" meta:object-count="0" meta:page-count="3" meta:paragraph-count="87" meta:word-count="543" meta:character-count="4078" meta:non-whitespace-character-count="3576"/>
  </office:meta>
</office:document-meta>
</file>